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style:font-size-asian="16pt" style:font-size-complex="16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>
      <style:text-properties officeooo:rsid="000b9aeb" officeooo:paragraph-rsid="000b9aeb"/>
    </style:style>
    <style:style style:name="P17" style:family="paragraph" style:parent-style-name="Standard">
      <style:text-properties officeooo:rsid="000d4849" officeooo:paragraph-rsid="000d4849"/>
    </style:style>
    <style:style style:name="P18" style:family="paragraph" style:parent-style-name="Standard" style:list-style-name="L14">
      <style:text-properties officeooo:rsid="000d4849" officeooo:paragraph-rsid="000d4849"/>
    </style:style>
    <style:style style:name="P19" style:family="paragraph" style:parent-style-name="Standard" style:list-style-name="L15">
      <style:text-properties officeooo:rsid="000d4849" officeooo:paragraph-rsid="000d4849"/>
    </style:style>
    <style:style style:name="P20" style:family="paragraph" style:parent-style-name="Standard">
      <style:text-properties officeooo:rsid="000daeae" officeooo:paragraph-rsid="000daeae"/>
    </style:style>
    <style:style style:name="P21" style:family="paragraph" style:parent-style-name="Standard" style:list-style-name="L16">
      <style:text-properties officeooo:rsid="000daeae" officeooo:paragraph-rsid="000daeae"/>
    </style:style>
    <style:style style:name="P22" style:family="paragraph" style:parent-style-name="Standard" style:list-style-name="L17">
      <style:text-properties officeooo:rsid="000daeae" officeooo:paragraph-rsid="000daeae"/>
    </style:style>
    <style:style style:name="P23" style:family="paragraph" style:parent-style-name="Standard" style:list-style-name="L18">
      <style:text-properties officeooo:rsid="000daeae" officeooo:paragraph-rsid="000daeae"/>
    </style:style>
    <style:style style:name="P24" style:family="paragraph" style:parent-style-name="Standard" style:list-style-name="L19">
      <style:text-properties officeooo:rsid="000daeae" officeooo:paragraph-rsid="000daeae"/>
    </style:style>
    <style:style style:name="P25" style:family="paragraph" style:parent-style-name="Standard" style:list-style-name="L21">
      <style:text-properties officeooo:rsid="000db248" officeooo:paragraph-rsid="000db248"/>
    </style:style>
    <style:style style:name="P26" style:family="paragraph" style:parent-style-name="Standard">
      <style:text-properties officeooo:rsid="000db248" officeooo:paragraph-rsid="000db248"/>
    </style:style>
    <style:style style:name="P27" style:family="paragraph" style:parent-style-name="Standard" style:list-style-name="L22">
      <style:text-properties officeooo:rsid="000db248" officeooo:paragraph-rsid="000db248"/>
    </style:style>
    <style:style style:name="P28" style:family="paragraph" style:parent-style-name="Standard">
      <style:text-properties officeooo:rsid="000ebc11" officeooo:paragraph-rsid="000ebc11"/>
    </style:style>
    <style:style style:name="T1" style:family="text">
      <style:text-properties officeooo:rsid="000d4849"/>
    </style:style>
    <style:style style:name="T2" style:family="text">
      <style:text-properties officeooo:rsid="000daeae"/>
    </style:style>
    <style:style style:name="T3" style:family="text">
      <style:text-properties officeooo:rsid="000ebc11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ftware year 12 task 1 logbook</text:p>
      <text:p text:style-name="P1">Noah Hallows</text:p>
      <text:p text:style-name="P1"/>
      <text:p text:style-name="Standard">Entry 1 29/10/23</text:p>
      <text:p text:style-name="Standard"/>
      <text:p text:style-name="Standard">Aim: My aim today was to make an official start to my project and setup the libraries I am going to use in the major project.</text:p>
      <text:p text:style-name="Standard"/>
      <text:p text:style-name="Standard">Work completed:</text:p>
      <text:list text:style-name="L1">
        <text:list-item>
          <text:p text:style-name="P3">Started Gannt chart</text:p>
        </text:list-item>
        <text:list-item>
          <text:p text:style-name="P3">Started log book</text:p>
        </text:list-item>
        <text:list-item>
          <text:p text:style-name="P3">setup Opencv, distrobox and “face-recognition”(a python package for face recognition)</text:p>
        </text:list-item>
      </text:list>
      <text:p text:style-name="Standard"/>
      <text:p text:style-name="Standard">Work to be continued:</text:p>
      <text:p text:style-name="Standard">I plan to continue updating the software I have installed and my log book and gannt chart.</text:p>
      <text:p text:style-name="Standard"/>
      <text:p text:style-name="Standard">Issues:</text:p>
      <text:p text:style-name="Standard">Opencv doesn’t provide an install guide for Arch Linux, so instead of working it out my self I have setup a Fedora Linux container.</text:p>
      <text:p text:style-name="Standard"/>
      <text:p text:style-name="Standard">Entry 2 31/10/23</text:p>
      <text:p text:style-name="Standard"/>
      <text:p text:style-name="Standard">Aim: My aim today was to get a significant amount of my defining and understanding section done</text:p>
      <text:p text:style-name="Standard"/>
      <text:p text:style-name="Standard">Work completed:</text:p>
      <text:list text:style-name="L2">
        <text:list-item>
          <text:p text:style-name="P4">DFD</text:p>
        </text:list-item>
        <text:list-item>
          <text:p text:style-name="P4">IPO diagram</text:p>
        </text:list-item>
        <text:list-item>
          <text:p text:style-name="P4">Identification of the problem</text:p>
        </text:list-item>
        <text:list-item>
          <text:p text:style-name="P4">Social and ethical issues</text:p>
        </text:list-item>
      </text:list>
      <text:p text:style-name="Standard"/>
      <text:p text:style-name="Standard">Work to be continued:</text:p>
      <text:list text:style-name="L3">
        <text:list-item>
          <text:p text:style-name="P5">Structure chart</text:p>
        </text:list-item>
      </text:list>
      <text:p text:style-name="Standard">Issues: I had difficulty finding a program to make my diagrams in</text:p>
      <text:p text:style-name="Standard"/>
      <text:p text:style-name="Standard">Entry 3 1/11/23</text:p>
      <text:p text:style-name="Standard"/>
      <text:p text:style-name="Standard">Aim: To complete my context diagram</text:p>
      <text:p text:style-name="Standard"/>
      <text:p text:style-name="Standard">Work complete:</text:p>
      <text:list text:style-name="L4">
        <text:list-item>
          <text:p text:style-name="P6">Context diagram</text:p>
        </text:list-item>
      </text:list>
      <text:p text:style-name="Standard"/>
      <text:p text:style-name="Standard">Work to be continued:</text:p>
      <text:list text:style-name="L5">
        <text:list-item>
          <text:p text:style-name="P7">NA</text:p>
        </text:list-item>
      </text:list>
      <text:p text:style-name="Standard"/>
      <text:p text:style-name="Standard">Issues: NA</text:p>
      <text:p text:style-name="Standard"/>
      <text:p text:style-name="Standard">Entry 4 2/11/23</text:p>
      <text:p text:style-name="Standard"/>
      <text:p text:style-name="Standard">Aim: To finish my system modeling tools</text:p>
      <text:p text:style-name="Standard"/>
      <text:p text:style-name="Standard">Work completed:</text:p>
      <text:list text:style-name="L6">
        <text:list-item>
          <text:p text:style-name="P8"><text:soft-page-break/>Strucute chart</text:p>
        </text:list-item>
        <text:list-item>
          <text:p text:style-name="P8">System flow chart</text:p>
        </text:list-item>
        <text:list-item>
          <text:p text:style-name="P8">Data dictionary</text:p>
        </text:list-item>
        <text:list-item>
          <text:p text:style-name="P8">Generation of ideas section</text:p>
        </text:list-item>
        <text:list-item>
          <text:p text:style-name="P8">Communication with others section</text:p>
        </text:list-item>
        <text:list-item>
          <text:p text:style-name="P8">Updated IPO diagram</text:p>
        </text:list-item>
        <text:list-item>
          <text:p text:style-name="P8">Selected appropriate data types</text:p>
        </text:list-item>
        <text:list-item>
          <text:p text:style-name="P8">Draft inferface design</text:p>
        </text:list-item>
        <text:list-item>
          <text:p text:style-name="P8">Setup github repo to store my work</text:p>
        </text:list-item>
      </text:list>
      <text:p text:style-name="Standard"/>
      <text:p text:style-name="Standard">Work to be continued:</text:p>
      <text:list text:style-name="L7">
        <text:list-item>
          <text:p text:style-name="P9">NA</text:p>
        </text:list-item>
      </text:list>
      <text:p text:style-name="Standard"/>
      <text:p text:style-name="Standard">Issues: Microsoft Visio is bad, I had a bit of difficulty setting up github for the first time and for some reason the github android app doesn’t let my upload files. I tried to use ‘Mockups’ to make my draft UI but I quickly got annoyed with it and make the smart decision to make a static website using Dreamweaver and the Bootstrap framework as the mockup UI instead.</text:p>
      <text:p text:style-name="Standard"/>
      <text:p text:style-name="Standard">Entry 5 3/11/23</text:p>
      <text:p text:style-name="Standard"/>
      <text:p text:style-name="Standard">Aim: I planned on making my pseudocode and algorithm flowchart</text:p>
      <text:p text:style-name="Standard"/>
      <text:p text:style-name="Standard">Work complete:</text:p>
      <text:list text:style-name="L8">
        <text:list-item>
          <text:p text:style-name="P10">Pseudocode</text:p>
        </text:list-item>
        <text:list-item>
          <text:p text:style-name="P10">Algorithm flow chart</text:p>
        </text:list-item>
        <text:list-item>
          <text:p text:style-name="P10">Updated gannt chart</text:p>
        </text:list-item>
        <text:list-item>
          <text:p text:style-name="P10">Updated IPO diagram</text:p>
        </text:list-item>
      </text:list>
      <text:p text:style-name="Standard"/>
      <text:p text:style-name="Standard">Work to be continued:</text:p>
      <text:list text:style-name="L9">
        <text:list-item>
          <text:p text:style-name="P11">NA</text:p>
        </text:list-item>
      </text:list>
      <text:p text:style-name="Standard"/>
      <text:p text:style-name="Standard">Issues: Once again I do not like Microsoft Visio and I’m not 100% sure how I will tell opencv which face to blur</text:p>
      <text:p text:style-name="Standard"/>
      <text:p text:style-name="Standard">Entry 6 4/11/23</text:p>
      <text:p text:style-name="Standard"/>
      <text:p text:style-name="Standard">Aim: I plan on completing the remaining work for my assessment</text:p>
      <text:p text:style-name="Standard"/>
      <text:p text:style-name="Standard">Work complete:</text:p>
      <text:list text:style-name="L10">
        <text:list-item>
          <text:p text:style-name="P12">Selection of software environment</text:p>
        </text:list-item>
        <text:list-item>
          <text:p text:style-name="P12">Identification of appropriate hardware</text:p>
        </text:list-item>
        <text:list-item>
          <text:p text:style-name="P12">Defining files</text:p>
        </text:list-item>
        <text:list-item>
          <text:p text:style-name="P12">Refined system flow chart</text:p>
        </text:list-item>
        <text:list-item>
          <text:p text:style-name="P12">Refined data dictionary</text:p>
        </text:list-item>
        <text:list-item>
          <text:p text:style-name="P12">Identification of potential subroutines</text:p>
        </text:list-item>
        <text:list-item>
          <text:p text:style-name="P12">Identification of appropriate test data</text:p>
        </text:list-item>
        <text:list-item>
          <text:p text:style-name="P12">Planed enabling of user feedback and update system</text:p>
        </text:list-item>
        <text:list-item>
          <text:p text:style-name="P12">Reconsideration of social and ethical issues</text:p>
        </text:list-item>
        <text:list-item>
          <text:p text:style-name="P12">More communication with others</text:p>
        </text:list-item>
        <text:list-item>
          <text:p text:style-name="P12">Management of project using tools</text:p>
        </text:list-item>
        <text:list-item>
          <text:p text:style-name="P12">Compiling all work into single document ready for submission</text:p>
        </text:list-item>
      </text:list>
      <text:p text:style-name="Standard"/>
      <text:p text:style-name="Standard"><text:soft-page-break/>Work to be continued</text:p>
      <text:list text:style-name="L11">
        <text:list-item>
          <text:p text:style-name="P13">NA, project completed</text:p>
        </text:list-item>
      </text:list>
      <text:p text:style-name="Standard"/>
      <text:p text:style-name="Standard">Issues: I encountered no major issues today, the libraries and language I am using have no clear minimum hardware requirements, so I had to work them out myself.</text:p>
      <text:p text:style-name="Standard"/>
      <text:p text:style-name="Standard">Entry 7 21/11/23</text:p>
      <text:p text:style-name="Standard"/>
      <text:p text:style-name="Standard">Aim: Create prototype to include in assessment</text:p>
      <text:p text:style-name="Standard"/>
      <text:p text:style-name="Standard">Work completed:</text:p>
      <text:p text:style-name="Standard"/>
      <text:list text:style-name="L12">
        <text:list-item>
          <text:p text:style-name="P14">The prototype is largely done; however, it doesn’t search sub directories. This will be fixed in the final version</text:p>
        </text:list-item>
      </text:list>
      <text:p text:style-name="Standard"/>
      <text:p text:style-name="Standard">Work to be continued:</text:p>
      <text:list text:continue-numbering="true" text:style-name="L12">
        <text:list-item>
          <text:p text:style-name="P14">Na</text:p>
        </text:list-item>
      </text:list>
      <text:p text:style-name="Standard"/>
      <text:p text:style-name="Standard">Issues: See above</text:p>
      <text:p text:style-name="Standard"/>
      <text:p text:style-name="Standard">Entry 8 23/11/2023</text:p>
      <text:p text:style-name="Standard"/>
      <text:p text:style-name="Standard">Aim: to fix minor issues in my portfolio, particularly improve the UI mockup</text:p>
      <text:p text:style-name="Standard"/>
      <text:p text:style-name="Standard">Work completed:</text:p>
      <text:list text:continue-numbering="true" text:style-name="L12">
        <text:list-item>
          <text:p text:style-name="P14">Improved UI mockup</text:p>
        </text:list-item>
        <text:list-item>
          <text:p text:style-name="P14">Improved pseudocode</text:p>
        </text:list-item>
        <text:list-item>
          <text:p text:style-name="P14">Included data structure</text:p>
        </text:list-item>
      </text:list>
      <text:p text:style-name="Standard"/>
      <text:p text:style-name="Standard">Work to be continued:</text:p>
      <text:list text:style-name="L13">
        <text:list-item>
          <text:p text:style-name="P15">Na</text:p>
        </text:list-item>
      </text:list>
      <text:p text:style-name="Standard"/>
      <text:p text:style-name="Standard">Issues: Due to communication from the head teacher, I realized that I had missed the section of data structures.</text:p>
      <text:p text:style-name="Standard"/>
      <text:p text:style-name="P16">Entry 9 <text:span text:style-name="T1">4/1/2024</text:span></text:p>
      <text:p text:style-name="P16"/>
      <text:p text:style-name="P17">Aim: To reorginise the the folder structure of my project</text:p>
      <text:p text:style-name="P17"/>
      <text:p text:style-name="P17">Work complete:</text:p>
      <text:list text:style-name="L14">
        <text:list-item>
          <text:p text:style-name="P18">Created python virual environment</text:p>
        </text:list-item>
        <text:list-item>
          <text:p text:style-name="P18">Moved documentation into seperate folder</text:p>
        </text:list-item>
        <text:list-item>
          <text:p text:style-name="P18">Setup moduals</text:p>
        </text:list-item>
      </text:list>
      <text:p text:style-name="P17"/>
      <text:p text:style-name="P17">Work to be continued:</text:p>
      <text:list text:style-name="L15">
        <text:list-item>
          <text:p text:style-name="P19">NA</text:p>
        </text:list-item>
      </text:list>
      <text:p text:style-name="P17"/>
      <text:p text:style-name="P20">Issues: NA</text:p>
      <text:p text:style-name="P17"/>
      <text:p text:style-name="P17">Entry 9 5/1/2024</text:p>
      <text:p text:style-name="P17"/>
      <text:p text:style-name="P17">Aim: <text:span text:style-name="T2">To create the GUI</text:span></text:p>
      <text:p text:style-name="P17"><text:soft-page-break/></text:p>
      <text:p text:style-name="P20">Work complete:</text:p>
      <text:list text:style-name="L16">
        <text:list-item>
          <text:p text:style-name="P21">The start/data input screen is working</text:p>
        </text:list-item>
      </text:list>
      <text:p text:style-name="P20"/>
      <text:p text:style-name="P20">Work to be continued:</text:p>
      <text:list text:style-name="L17">
        <text:list-item>
          <text:p text:style-name="P22">Progress bar</text:p>
        </text:list-item>
        <text:list-item>
          <text:p text:style-name="P22">End screen</text:p>
        </text:list-item>
        <text:list-item>
          <text:p text:style-name="P22">Connect GUI to backend</text:p>
        </text:list-item>
      </text:list>
      <text:p text:style-name="P20"/>
      <text:p text:style-name="P20">Issues: The progress bar isn’t working, it gives a X error when I try to update it from a seperate thread. I may have to change UI frameworks</text:p>
      <text:p text:style-name="P20"/>
      <text:p text:style-name="P20">Entry 10 6/1/2024</text:p>
      <text:p text:style-name="P20"/>
      <text:p text:style-name="P20">Aim: Get the progress bar to work</text:p>
      <text:p text:style-name="P20"/>
      <text:p text:style-name="P20">Work completed:</text:p>
      <text:list text:style-name="L18">
        <text:list-item>
          <text:p text:style-name="P23">NA</text:p>
        </text:list-item>
      </text:list>
      <text:p text:style-name="P20">Work to be continued:</text:p>
      <text:list text:style-name="L19">
        <text:list-item>
          <text:p text:style-name="P24">Progress bar</text:p>
        </text:list-item>
      </text:list>
      <text:p text:style-name="P20"/>
      <text:p text:style-name="P20">Issues: The progress bar still isn’t working, I may rewrite in C++</text:p>
      <text:p text:style-name="P20"/>
      <text:p text:style-name="P20">Entry 11 8/1/2024</text:p>
      <text:p text:style-name="P20"/>
      <text:p text:style-name="P20">Aim: Switch to a different UI frameworks</text:p>
      <text:p text:style-name="P20"/>
      <text:p text:style-name="P20">Work completed:</text:p>
      <text:list text:style-name="L21">
        <text:list-item>
          <text:p text:style-name="P25">Selected PySide6 (a python port of QT6) as my UI framework</text:p>
        </text:list-item>
      </text:list>
      <text:p text:style-name="P26"/>
      <text:p text:style-name="P26">Work to be continued:</text:p>
      <text:list text:style-name="L22">
        <text:list-item>
          <text:p text:style-name="P27">Remake ui using pyside6</text:p>
        </text:list-item>
      </text:list>
      <text:p text:style-name="P26"/>
      <text:p text:style-name="P26">Entry 12 <text:span text:style-name="T3">12/2/2024</text:span></text:p>
      <text:p text:style-name="P26"/>
      <text:p text:style-name="P28">Aim: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AU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Marath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AU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Marath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meta:creation-date>2023-10-29T11:15:00Z</meta:creation-date>
    <dc:date>2024-02-22T12:57:04.485061351</dc:date>
    <meta:editing-cycles>14</meta:editing-cycles>
    <meta:editing-duration>PT2H47M8S</meta:editing-duration>
    <meta:document-statistic meta:table-count="0" meta:image-count="0" meta:object-count="0" meta:page-count="4" meta:paragraph-count="121" meta:word-count="752" meta:character-count="4120" meta:non-whitespace-character-count="3544"/>
    <meta:template xlink:type="simple" xlink:actuate="onRequest" xlink:title="" xlink:href="Normal.dotm"/>
  </office:meta>
</office:document-meta>
</file>